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41cfe" officeooo:paragraph-rsid="00054fd5"/>
    </style:style>
    <style:style style:name="P2" style:family="paragraph" style:parent-style-name="Standard">
      <style:text-properties officeooo:rsid="00054fd5" officeooo:paragraph-rsid="00054fd5"/>
    </style:style>
    <style:style style:name="P3" style:family="paragraph" style:parent-style-name="Standard">
      <style:text-properties officeooo:rsid="0005ed44" officeooo:paragraph-rsid="0005ed44"/>
    </style:style>
    <style:style style:name="T1" style:family="text">
      <style:text-properties officeooo:rsid="00054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 <text:span text:style-name="T1">(</text:span>hojas de estilo en cascada<text:span text:style-name="T1">)</text:span></text:p>
      <text:p text:style-name="P1"/>
      <text:p text:style-name="P2">Ante de comensar , debemos de tener en claro un concepto clave : una pagina web es realmente un documento de texto. En dicho <text:s/>documento se escribe <text:s/>un codigo HTML , con el que se crea el <text:s/>contenido de un web. Por otro lado existe , el código CSS , que unido al código HTML permite darle forma , color , <text:s/>posición <text:s/>( y otras características visuales) a un documento web</text:p>
      <text:p text:style-name="P1"/>
      <text:p text:style-name="P2">Se trata de una tecnologia <text:s/>utilizada para dotar del <text:s/>cualidades visuales y estéticas a una pagina web . Trata de una forma analítica , lógica y prácticamente matemática de crear paginas web, pero gracias a ella podemos <text:s/>simplificar la creación de paginas y conseguir exactamente el <text:s/>objetivo deseado.</text:p>
      <text:p text:style-name="P2"/>
      <text:p text:style-name="P2">Es resumen , lo podemos relacionar con un “idioma” o lenguaje que la maquina entiende por medios de linea de código. El <text:s/>objetivo <text:s/>de cualquier diseñador y programador web es precisamente es “aprender el idioma e indicarle al navegador lo que debe de hacer ”</text:p>
      <text:p text:style-name="P3"/>
      <text:p text:style-name="P3">CSS HTML </text:p>
      <text:p text:style-name="P2"/>
      <text:p text:style-name="P2">Los documentos HTML (contenido) incluirán solo información y datos , todo lo relativo a la información a transmitir.</text:p>
      <text:p text:style-name="P2"/>
      <text:p text:style-name="P2">Los documentos CSS (presentación) incluirán <text:s/>solo información los aspectos relacionados con el estilo (diseño , colores , formas, etc.…)</text:p>
      <text:p text:style-name="P2"/>
      <text:p text:style-name="P3">la relacion entre HTML y CSS es muy fuerte . Dado que HTML es <text:s/>un lenguaje de marcado (es decir , constituye la base de un sitio) y CSS <text:s/>enfatiza el estilo (tola la parte estetica de un sitio web) van de la mano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V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09:09:29.661750669</meta:creation-date>
    <dc:date>2024-05-15T10:54:12.053019680</dc:date>
    <meta:editing-duration>PT21M31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8" meta:word-count="253" meta:character-count="1432" meta:non-whitespace-character-count="1171"/>
  </office:meta>
</office:document-meta>
</file>